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Devices" style:family="table">
      <style:table-properties style:width="17cm" table:align="margins"/>
    </style:style>
    <style:style style:name="Devices.A" style:family="table-column">
      <style:table-column-properties style:column-width="8.5cm" style:rel-column-width="32767*"/>
    </style:style>
    <style:style style:name="Devices.B" style:family="table-column">
      <style:table-column-properties style:column-width="8.5cm" style:rel-column-width="32768*"/>
    </style:style>
    <style:style style:name="Device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vic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vic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ata" style:family="table">
      <style:table-properties style:width="17cm" table:align="margins"/>
    </style:style>
    <style:style style:name="Data.A" style:family="table-column">
      <style:table-column-properties style:column-width="8.5cm" style:rel-column-width="32767*"/>
    </style:style>
    <style:style style:name="Data.B" style:family="table-column">
      <style:table-column-properties style:column-width="8.5cm" style:rel-column-width="32768*"/>
    </style:style>
    <style:style style:name="Data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ata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ata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endTo" style:family="table">
      <style:table-properties style:width="17cm" table:align="margins"/>
    </style:style>
    <style:style style:name="SendTo.A" style:family="table-column">
      <style:table-column-properties style:column-width="8.5cm" style:rel-column-width="32767*"/>
    </style:style>
    <style:style style:name="SendTo.B" style:family="table-column">
      <style:table-column-properties style:column-width="8.5cm" style:rel-column-width="32768*"/>
    </style:style>
    <style:style style:name="SendTo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endT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endTo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style:font-name="Calibri" fo:font-size="18pt" fo:language="en" fo:country="GB" fo:font-weight="bold" officeooo:rsid="0004f427" officeooo:paragraph-rsid="000efc6b" style:font-size-asian="15.75pt" style:font-weight-asian="bold" style:font-size-complex="18pt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Calibri" fo:font-size="11pt" fo:language="en" fo:country="GB" fo:font-weight="normal" officeooo:rsid="0004f427" officeooo:paragraph-rsid="000efc6b" style:font-size-asian="9.60000038146973pt" style:font-weight-asian="normal" style:font-size-complex="11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Calibri" fo:font-size="11pt" fo:language="en" fo:country="GB" fo:font-weight="normal" officeooo:rsid="000efc6b" officeooo:paragraph-rsid="000efc6b" style:font-size-asian="9.60000038146973pt" style:font-weight-asian="normal" style:font-size-complex="11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language="en" fo:country="GB" fo:font-style="normal" fo:text-shadow="none" style:text-underline-style="none" fo:font-weight="bold" officeooo:rsid="000efc6b" officeooo:paragraph-rsid="000efc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rsid="000efc6b" officeooo:paragraph-rsid="000efc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6pt" fo:language="en" fo:country="GB" fo:font-style="normal" fo:text-shadow="none" style:text-underline-style="none" fo:font-weight="bold" officeooo:rsid="000efc6b" officeooo:paragraph-rsid="000efc6b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6pt" fo:language="en" fo:country="GB" fo:font-style="normal" fo:text-shadow="none" style:text-underline-style="none" fo:font-weight="bold" officeooo:rsid="000efc6b" officeooo:paragraph-rsid="000efc6b" style:font-size-asian="14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rsid="000efc6b" officeooo:paragraph-rsid="0011614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rsid="0011614e" officeooo:paragraph-rsid="0011614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625f6"/>
    </style:style>
    <style:style style:name="T3" style:family="text">
      <style:text-properties officeooo:rsid="001161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ties’ attributes</text:p>
      <text:p text:style-name="P2"/>
      <table:table table:name="Devices" table:style-name="Devices">
        <table:table-column table:style-name="Devices.A"/>
        <table:table-column table:style-name="Devices.B"/>
        <table:table-row>
          <table:table-cell table:style-name="Devices.A1" table:number-columns-spanned="2" office:value-type="string">
            <text:p text:style-name="P6">Devices</text:p>
          </table:table-cell>
          <table:covered-table-cell/>
        </table:table-row>
        <table:table-row>
          <table:table-cell table:style-name="Devices.A2" office:value-type="string">
            <text:p text:style-name="P4">Field</text:p>
          </table:table-cell>
          <table:table-cell table:style-name="Devices.B2" office:value-type="string">
            <text:p text:style-name="P4">Type</text:p>
          </table:table-cell>
        </table:table-row>
        <table:table-row>
          <table:table-cell table:style-name="Devices.A2" office:value-type="string">
            <text:p text:style-name="P5">DeviceID</text:p>
          </table:table-cell>
          <table:table-cell table:style-name="Devices.B2" office:value-type="string">
            <text:p text:style-name="P5">Int <text:span text:style-name="T2">(autogenerated) (Primary key)</text:span></text:p>
          </table:table-cell>
        </table:table-row>
        <table:table-row>
          <table:table-cell table:style-name="Devices.A2" office:value-type="string">
            <text:p text:style-name="P5">Name</text:p>
          </table:table-cell>
          <table:table-cell table:style-name="Devices.B2" office:value-type="string">
            <text:p text:style-name="P5">Char (64) <text:span text:style-name="T3">(Unique)</text:span></text:p>
          </table:table-cell>
        </table:table-row>
        <table:table-row>
          <table:table-cell table:style-name="Devices.A2" office:value-type="string">
            <text:p text:style-name="P5">Description</text:p>
          </table:table-cell>
          <table:table-cell table:style-name="Devices.B2" office:value-type="string">
            <text:p text:style-name="P5">Char (256)</text:p>
          </table:table-cell>
        </table:table-row>
        <table:table-row>
          <table:table-cell table:style-name="Devices.A2" office:value-type="string">
            <text:p text:style-name="P5">X_coord</text:p>
          </table:table-cell>
          <table:table-cell table:style-name="Devices.B2" office:value-type="string">
            <text:p text:style-name="P9">Decimal (32, 16)</text:p>
          </table:table-cell>
        </table:table-row>
        <table:table-row>
          <table:table-cell table:style-name="Devices.A2" office:value-type="string">
            <text:p text:style-name="P5">Y_coord</text:p>
          </table:table-cell>
          <table:table-cell table:style-name="Devices.B2" office:value-type="string">
            <text:p text:style-name="P9">Decimal (32, 16)</text:p>
          </table:table-cell>
        </table:table-row>
        <table:table-row>
          <table:table-cell table:style-name="Devices.A2" office:value-type="string">
            <text:p text:style-name="P5">Z_coord</text:p>
          </table:table-cell>
          <table:table-cell table:style-name="Devices.B2" office:value-type="string">
            <text:p text:style-name="P9">Decimal (32, 16)</text:p>
          </table:table-cell>
        </table:table-row>
      </table:table>
      <text:p text:style-name="P2"/>
      <table:table table:name="Data" table:style-name="Data">
        <table:table-column table:style-name="Data.A"/>
        <table:table-column table:style-name="Data.B"/>
        <table:table-row>
          <table:table-cell table:style-name="Data.A1" table:number-columns-spanned="2" office:value-type="string">
            <text:p text:style-name="P6">Data</text:p>
          </table:table-cell>
          <table:covered-table-cell/>
        </table:table-row>
        <table:table-row>
          <table:table-cell table:style-name="Data.A2" office:value-type="string">
            <text:p text:style-name="P4">Field</text:p>
          </table:table-cell>
          <table:table-cell table:style-name="Data.B2" office:value-type="string">
            <text:p text:style-name="P4">Type</text:p>
          </table:table-cell>
        </table:table-row>
        <table:table-row>
          <table:table-cell table:style-name="Data.A2" office:value-type="string">
            <text:p text:style-name="P5">DataID</text:p>
          </table:table-cell>
          <table:table-cell table:style-name="Data.B2" office:value-type="string">
            <text:p text:style-name="P5">Int <text:span text:style-name="T2">(autogenerated) (Primary key)</text:span></text:p>
          </table:table-cell>
        </table:table-row>
        <table:table-row>
          <table:table-cell table:style-name="Data.A2" office:value-type="string">
            <text:p text:style-name="P5">Name</text:p>
          </table:table-cell>
          <table:table-cell table:style-name="Data.B2" office:value-type="string">
            <text:p text:style-name="P8">Char (64) <text:span text:style-name="T3">(Unique)</text:span></text:p>
          </table:table-cell>
        </table:table-row>
      </table:table>
      <text:p text:style-name="P3"/>
      <table:table table:name="SendTo" table:style-name="SendTo">
        <table:table-column table:style-name="SendTo.A"/>
        <table:table-column table:style-name="SendTo.B"/>
        <table:table-row>
          <table:table-cell table:style-name="SendTo.A1" table:number-columns-spanned="2" office:value-type="string">
            <text:p text:style-name="P7">Devices send data to devices</text:p>
          </table:table-cell>
          <table:covered-table-cell/>
        </table:table-row>
        <table:table-row>
          <table:table-cell table:style-name="SendTo.A2" office:value-type="string">
            <text:p text:style-name="P4">Field</text:p>
          </table:table-cell>
          <table:table-cell table:style-name="SendTo.B2" office:value-type="string">
            <text:p text:style-name="P4">Type</text:p>
          </table:table-cell>
        </table:table-row>
        <table:table-row>
          <table:table-cell table:style-name="SendTo.A2" office:value-type="string">
            <text:p text:style-name="P5">SenderID</text:p>
          </table:table-cell>
          <table:table-cell table:style-name="SendTo.B2" office:value-type="string">
            <text:p text:style-name="P5">Int <text:span text:style-name="T2">(autogenerated) (</text:span><text:span text:style-name="T1">Foreign</text:span><text:span text:style-name="T2"> key)</text:span></text:p>
          </table:table-cell>
        </table:table-row>
        <table:table-row>
          <table:table-cell table:style-name="SendTo.A2" office:value-type="string">
            <text:p text:style-name="P5">ReceiverID</text:p>
          </table:table-cell>
          <table:table-cell table:style-name="SendTo.B2" office:value-type="string">
            <text:p text:style-name="P5">Int <text:span text:style-name="T2">(autogenerated) (</text:span><text:span text:style-name="T1">Foreign</text:span><text:span text:style-name="T2"> key)</text:span></text:p>
          </table:table-cell>
        </table:table-row>
        <table:table-row>
          <table:table-cell table:style-name="SendTo.A2" office:value-type="string">
            <text:p text:style-name="P5">DataID</text:p>
          </table:table-cell>
          <table:table-cell table:style-name="SendTo.B2" office:value-type="string">
            <text:p text:style-name="P5">Int <text:span text:style-name="T2">(autogenerated) (</text:span><text:span text:style-name="T1">Foreign</text:span><text:span text:style-name="T2"> key)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32:28.667000000</meta:creation-date>
    <dc:date>2019-10-30T12:04:55.196000000</dc:date>
    <meta:editing-duration>PT1M12S</meta:editing-duration>
    <meta:editing-cycles>2</meta:editing-cycles>
    <meta:generator>LibreOffice/6.2.4.2$Windows_X86_64 LibreOffice_project/2412653d852ce75f65fbfa83fb7e7b669a126d64</meta:generator>
    <meta:document-statistic meta:table-count="3" meta:image-count="0" meta:object-count="0" meta:page-count="1" meta:paragraph-count="32" meta:word-count="63" meta:character-count="423" meta:non-whitespace-character-count="392"/>
  </office:meta>
</office:document-meta>
</file>